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36E000050D400004D2896FBBB80.svm"/>
  <manifest:file-entry manifest:media-type="" manifest:full-path="Pictures/200003320000433300004877D372F242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adornments="Normálne" style:font-pitch="variable" style:font-charset="x-symbol"/>
    <style:font-face style:name="Symbol" svg:font-family="Symbol" style:font-adornments="Normálne" style:font-family-generic="roman" style:font-pitch="variable" style:font-charset="x-symbol"/>
    <style:font-face style:name="Arial2" svg:font-family="Arial, Verdana, Helvetica"/>
    <style:font-face style:name="Mangal1" svg:font-family="Mangal"/>
    <style:font-face style:name="OpenSymbol" svg:font-family="OpenSymbol"/>
    <style:font-face style:name="Courier New1" svg:font-family="'Courier New'" style:font-adornments="Normálne" style:font-family-generic="modern" style:font-pitch="fixed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Arial1" fo:font-size="18pt" fo:font-weight="bold" style:font-size-asian="18pt" style:font-weight-asian="bold" style:font-name-complex="Arial3" style:font-size-complex="18pt"/>
    </style:style>
    <style:style style:name="P4" style:family="paragraph" style:parent-style-name="Standard">
      <style:paragraph-properties fo:text-align="center" style:justify-single-word="false"/>
      <style:text-properties style:font-name="Arial1" fo:font-size="18pt" style:font-size-asian="18pt" style:font-name-complex="Arial3" style:font-size-complex="18pt"/>
    </style:style>
    <style:style style:name="P5" style:family="paragraph" style:parent-style-name="Text_20_body">
      <style:paragraph-properties fo:text-align="start" style:justify-single-word="false"/>
    </style:style>
    <style:style style:name="P6" style:family="paragraph" style:parent-style-name="Text_20_body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7" style:family="paragraph" style:parent-style-name="Standard">
      <style:paragraph-properties fo:margin-top="0cm" fo:margin-bottom="0cm" fo:line-height="100%"/>
      <style:text-properties style:font-name-asian="Times New Roman1" style:language-asian="sk" style:country-asian="SK" style:font-name-complex="Calibri" style:font-size-complex="11.5pt"/>
    </style:style>
    <style:style style:name="P8" style:family="paragraph" style:parent-style-name="Heading_20_1">
      <style:paragraph-properties fo:text-align="start" style:justify-single-word="false"/>
    </style:style>
    <style:style style:name="P9" style:family="paragraph" style:parent-style-name="Heading_20_1" style:master-page-name="">
      <style:paragraph-properties fo:margin-left="0cm" fo:margin-right="0cm" fo:margin-top="0.423cm" fo:margin-bottom="0.212cm" fo:text-align="center" style:justify-single-word="false" fo:text-indent="0cm" style:auto-text-indent="false" style:page-number="auto" fo:keep-with-next="always"/>
      <style:text-properties style:font-name="Arial2" fo:font-size="20pt" fo:font-weight="bold" style:font-size-asian="20pt" style:font-weight-asian="bold" style:font-size-complex="20pt" style:font-weight-complex="bold"/>
    </style:style>
    <style:style style:name="P10" style:family="paragraph" style:parent-style-name="Heading_20_1" style:master-page-name="">
      <style:paragraph-properties fo:margin-left="-0.023cm" fo:margin-right="0cm" fo:margin-top="0.423cm" fo:margin-bottom="0.212cm" fo:text-align="center" style:justify-single-word="false" fo:text-indent="0cm" style:auto-text-indent="false" style:page-number="auto" fo:break-before="page" fo:keep-with-next="always"/>
    </style:style>
    <style:style style:name="P11" style:family="paragraph" style:parent-style-name="Heading_20_1">
      <style:paragraph-properties fo:margin-left="-0.023cm" fo:margin-right="0cm" fo:margin-top="0.423cm" fo:margin-bottom="0.212cm" fo:text-align="center" style:justify-single-word="false" fo:text-indent="0cm" style:auto-text-indent="false" fo:break-before="page" fo:keep-with-next="always"/>
    </style:style>
    <style:style style:name="P12" style:family="paragraph" style:parent-style-name="Heading_20_1">
      <style:paragraph-properties fo:break-before="page"/>
      <style:text-properties style:font-name-asian="Times New Roman1" style:language-asian="sk" style:country-asian="SK" style:font-name-complex="Calibri" style:font-size-complex="11.5pt"/>
    </style:style>
    <style:style style:name="P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Heading_20_2">
      <style:text-properties style:font-name-asian="Times New Roman1" style:language-asian="sk" style:country-asian="SK" style:font-name-complex="Calibri" style:font-size-complex="11.5pt"/>
    </style:style>
    <style:style style:name="P15" style:family="paragraph" style:parent-style-name="Heading_20_2">
      <style:text-properties fo:font-weight="bold" style:font-name-asian="Times New Roman1" style:language-asian="sk" style:country-asian="SK" style:font-weight-asian="bold" style:font-name-complex="Calibri" style:font-size-complex="11.5pt" style:font-weight-complex="bold"/>
    </style:style>
    <style:style style:name="P16" style:family="paragraph" style:parent-style-name="Heading_20_2" style:master-page-name="">
      <style:paragraph-properties fo:margin-left="-0.023cm" fo:margin-right="0cm" fo:margin-top="0.423cm" fo:margin-bottom="0.212cm" fo:text-align="center" style:justify-single-word="false" fo:text-indent="0cm" style:auto-text-indent="false" style:page-number="auto" fo:keep-with-next="always"/>
    </style:style>
    <style:style style:name="P1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8" style:family="paragraph" style:parent-style-name="Heading_20_3">
      <style:text-properties style:font-name-asian="Times New Roman1" style:language-asian="sk" style:country-asian="SK"/>
    </style:style>
    <style:style style:name="P19" style:family="paragraph" style:parent-style-name="Heading_20_3">
      <style:text-properties style:font-name-asian="Times New Roman1" style:language-asian="sk" style:country-asian="SK" style:font-name-complex="Calibri" style:font-size-complex="11.5pt"/>
    </style:style>
    <style:style style:name="P20" style:family="paragraph" style:parent-style-name="List_20_Paragraph" style:list-style-name="WWNum2"/>
    <style:style style:name="P21" style:family="paragraph" style:parent-style-name="List_20_Paragraph" style:list-style-name="WWNum1"/>
    <style:style style:name="P2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3" style:family="paragraph" style:parent-style-name="Text_20_body">
      <style:text-properties style:font-name-asian="Times New Roman1" style:language-asian="sk" style:country-asian="SK" style:font-name-complex="Calibri" style:font-size-complex="11.5pt"/>
    </style:style>
    <style:style style:name="P24" style:family="paragraph" style:parent-style-name="Text_20_body">
      <style:text-properties fo:font-weight="normal" style:font-name-asian="Times New Roman1" style:language-asian="sk" style:country-asian="SK" style:font-weight-asian="normal" style:font-name-complex="Calibri" style:font-size-complex="11.5pt" style:font-weight-complex="normal"/>
    </style:style>
    <style:style style:name="T1" style:family="text">
      <style:text-properties style:font-name-asian="Times New Roman1" style:language-asian="sk" style:country-asian="SK" style:font-name-complex="Calibri" style:font-size-complex="11.5pt"/>
    </style:style>
    <style:style style:name="T2" style:family="text">
      <style:text-properties fo:font-weight="bold" style:font-name-asian="Times New Roman1" style:language-asian="sk" style:country-asian="SK" style:font-name-complex="Calibri" style:font-size-complex="11.5pt"/>
    </style:style>
    <style:style style:name="T3" style:family="text">
      <style:text-properties fo:font-weight="bold" style:font-name-asian="Times New Roman1" style:language-asian="sk" style:country-asian="SK" style:font-weight-asian="bold" style:font-name-complex="Calibri" style:font-size-complex="11.5pt" style:font-weight-complex="bold"/>
    </style:style>
    <style:style style:name="T4" style:family="text">
      <style:text-properties fo:font-weight="normal" style:font-name-asian="Times New Roman1" style:language-asian="sk" style:country-asian="SK" style:font-weight-asian="normal" style:font-name-complex="Calibri" style:font-size-complex="11.5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akulta matematiky, fyziky a informatiky</text:p>
      <text:p text:style-name="P4">Univerzita Komenského v Bratislav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9" text:outline-level="1">Analýza technológií, dekompozícia a dátový model</text:h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Michal Hradečný</text:p>
      <text:p text:style-name="P2">Martin Masár</text:p>
      <text:p text:style-name="P2">Adrián Pavčo</text:p>
      <text:p text:style-name="P2">Peter Zach</text:p>
      <text:p text:style-name="P2"/>
      <text:p text:style-name="P2"/>
      <text:p text:style-name="P2">Tvorba informačných systémov 2015/16</text:p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<text:soft-page-break/>Obsah</text:p>
          </text:index-title>
          <text:p text:style-name="P13">Analýza technológií, dekompozícia a dátový model<text:tab/>1</text:p>
          <text:p text:style-name="P13">0. Úvod<text:tab/>3</text:p>
          <text:p text:style-name="P17">0.1 Cieľ dokumentu<text:tab/>3</text:p>
          <text:p text:style-name="P13">1. Komponenty<text:tab/>4</text:p>
          <text:p text:style-name="P17">1.1 Komponentový diagram<text:tab/>4</text:p>
          <text:p text:style-name="P17">1.2 Popis komponentov<text:tab/>4</text:p>
          <text:p text:style-name="P22">1.2.1 Komponent Autorizácia<text:tab/>4</text:p>
          <text:p text:style-name="P22">1.2.2 Komponent Správa Používateľov<text:tab/>5</text:p>
          <text:p text:style-name="P22">1.2.3 Komponent Správa Aktivít<text:tab/>5</text:p>
          <text:p text:style-name="P22">1.2.4 Komponent <text:s/>Aktivity<text:tab/>5</text:p>
          <text:p text:style-name="P22">1.2.5 Komponent Template<text:tab/>5</text:p>
          <text:p text:style-name="P22">1.2.6 Komponent Controllers<text:tab/>5</text:p>
          <text:p text:style-name="P13">2. Dátový model<text:tab/>6</text:p>
          <text:p text:style-name="P17">2.1 Zobrazenie dátového modelu<text:tab/>6</text:p>
          <text:p text:style-name="P17">2.2 Popis dátového modelu<text:tab/>6</text:p>
          <text:p text:style-name="P22">2.2.1 VybSlova_slova<text:tab/>6</text:p>
          <text:p text:style-name="P22">2.2.2 VybSlova_ucitelia<text:tab/>7</text:p>
          <text:p text:style-name="P22">2.2.3 VybSlova_vysledky<text:tab/>7</text:p>
          <text:p text:style-name="P22">2.2.4 VybSlova_ziaci<text:tab/>7</text:p>
          <text:p text:style-name="P22">2.2.5 Vzťahy medzi tabuľkami<text:tab/>7</text:p>
          <text:p text:style-name="P13">3. Analýza technológii<text:tab/>8</text:p>
          <text:p text:style-name="P17">3.1 Node.js<text:tab/>8</text:p>
          <text:p text:style-name="P17">3.2 HyperText Markup Language (HTML)<text:tab/>8</text:p>
          <text:p text:style-name="P17">3.3 Javascript<text:tab/>8</text:p>
          <text:p text:style-name="P17">3.4 Kaskádové štýly CSS<text:tab/>8</text:p>
          <text:p text:style-name="P17">3.5 AngularJS<text:tab/>8</text:p>
          <text:p text:style-name="P17">3.6 MongoDB<text:tab/>8</text:p>
          <text:p text:style-name="P17">3.7 Web Audio API<text:tab/>8</text:p>
        </text:index-body>
      </text:table-of-content>
      <text:h text:style-name="P8" text:outline-level="1"/>
      <text:h text:style-name="P10" text:outline-level="1">0. Úvod</text:h>
      <text:p text:style-name="P5"/>
      <text:h text:style-name="P16" text:outline-level="2">0.1 Cieľ dokumentu</text:h>
      <text:p text:style-name="Text_20_body">Dokument slúži na formalizáciu dátového modelu systému, jeho dekompozíciu na nezávislé časti(komponenty) a zhrnutie technológii, ktoré budú využité pri jeho tvorbe.</text:p>
      <text:p text:style-name="Text_20_body"/>
      <text:h text:style-name="P11" text:outline-level="1">1. Komponenty</text:h>
      <text:h text:style-name="Heading_20_2" text:outline-level="2">1.1 Komponentový diagram</text:h>
      <text:p text:style-name="Text_20_body"/>
      <text:p text:style-name="Text_20_body"><draw:frame draw:style-name="fr1" draw:name="graphics1" text:anchor-type="paragraph" svg:width="15.794cm" svg:height="13.668cm" draw:z-index="0"><draw:image xlink:href="Pictures/200003320000433300004877D372F242.svm" xlink:type="simple" xlink:show="embed" xlink:actuate="onLoad"/></draw:frame></text:p>
      <text:p text:style-name="Text_20_body"/>
      <text:p text:style-name="Text_20_body"/>
      <text:h text:style-name="Heading_20_2" text:outline-level="2">1.2 Popis komponentov</text:h>
      <text:p text:style-name="Text_20_body"/>
      <text:h text:style-name="Heading_20_3" text:outline-level="3">1.2.1 Komponent Autorizácia</text:h>
      <text:p text:style-name="Standard"><text:s text:c="4"/>Pomocou tohto komponentu sa budú môcť používatelia správnym vyplnením prihlasovacieho formulára prihlásiť do systému. Komponent je používaný na prihlasovanie bežných už zaregistrovaných používateľov ako aj používateľov s <text:s/>administrátorskými právami. Z formulára sa načítajú údaje a porovnajú sa <text:s/>so záznamami v databáze. Pri zhode sa používateľ prihlási do systému a podľa typu účtu ma k dispozícií rôzne funkcionality systému.</text:p>
      <text:h text:style-name="Heading_20_2" text:outline-level="2"><text:soft-page-break/></text:h>
      <text:h text:style-name="Heading_20_3" text:outline-level="3">1.2.2 Komponent Správa Používateľov</text:h>
      <text:p text:style-name="Standard"><text:s text:c="3"/>Komponent prístupný iba používateľom s administrátorskými právami. Slúži na správu registrovaných/neregistrovaných účtov. Funkcionalita:</text:p>
      <text:list xml:id="list1029205119284042410" text:style-name="WWNum2">
        <text:list-item>
          <text:p text:style-name="P20">pridávanie používateľov</text:p>
        </text:list-item>
        <text:list-item>
          <text:p text:style-name="P20">mazanie používateľov</text:p>
        </text:list-item>
        <text:list-item>
          <text:p text:style-name="P20">modifikácia práv používateľov</text:p>
        </text:list-item>
      </text:list>
      <text:h text:style-name="Heading_20_3" text:outline-level="3">1.2.3 Komponent Správa Aktivít</text:h>
      <text:p text:style-name="Standard"><text:s text:c="3"/>Komponent prístupný iba používateľom s administrátorskými právami. Slúži na správu Aktivít. Funkcionalita:</text:p>
      <text:list xml:id="list1314963933158487195" text:style-name="WWNum1">
        <text:list-item>
          <text:p text:style-name="P21">pridávanie aktivít</text:p>
        </text:list-item>
        <text:list-item>
          <text:p text:style-name="P21">mazanie aktivít</text:p>
        </text:list-item>
        <text:list-item>
          <text:p text:style-name="P21">modifikácia aktivít</text:p>
        </text:list-item>
      </text:list>
      <text:h text:style-name="Heading_20_3" text:outline-level="3">1.2.4 Komponent <text:s/>Aktivity</text:h>
      <text:p text:style-name="Standard"><text:s text:c="3"/>Tento komponent je prístupný všetkým používateľom a slúži na kontrolu vstupov pri práci s aktuálnou aktivitou.</text:p>
      <text:h text:style-name="P18" text:outline-level="3">1.2.5 Komponent Template</text:h>
      <text:p text:style-name="P7"><text:s text:c="3"/>Tento komponent obsahuje cele GUI aplikácie. Spolupracuje so všetkými ostatnými </text:p>
      <text:p text:style-name="P7">komponentmi. Zabezpečuje zobrazenie obsahu.</text:p>
      <text:h text:style-name="P18" text:outline-level="3">1.2.6 Komponent Controllers</text:h>
      <text:p text:style-name="P7"><text:s text:c="3"/>Komponent, ktorý obsahuje všetky kontroly vstupov.</text:p>
      <text:h text:style-name="P12" text:outline-level="1">2. Dátový model</text:h>
      <text:h text:style-name="P14" text:outline-level="2">2.1 Zobrazenie dátového modelu</text:h>
      <text:p text:style-name="P23"><draw:frame draw:style-name="fr2" draw:name="graphics2" text:anchor-type="paragraph" svg:width="17cm" svg:height="16.228cm" draw:z-index="1"><draw:image xlink:href="Pictures/2000036E000050D400004D2896FBBB80.svm" xlink:type="simple" xlink:show="embed" xlink:actuate="onLoad"/></draw:frame></text:p>
      <text:h text:style-name="P14" text:outline-level="2">2.2 Popis dátového modelu</text:h>
      <text:p text:style-name="P23"/>
      <text:h text:style-name="P19" text:outline-level="3">2.2.1 VybSlova_slova</text:h>
      <text:p text:style-name="P23"><text:s text:c="3"/>Tabuľka obsahuje údaje o každom slove v systéme. Slovo sa dá identifikovať podľa kľúča id typu int a obsahuje položky slovo typu string, čo je samotné slovo a odkazy na lokácie audio súboru kde sa nachádza prečítané slovo a odkaz na lokáciu obrázka.</text:p>
      <text:p text:style-name="P23"/>
      <text:h text:style-name="P19" text:outline-level="3"><text:soft-page-break/>2.2.2 VybSlova_ucitelia</text:h>
      <text:p text:style-name="P23"><text:s text:c="3"/>Táto tabuľka obsahuje zoznam učiteľov, ktorý majú priradené id, ktoré je zároveň aj primárny kľúč, meno pod ktorým sa prihlasujú typu string a heslo.</text:p>
      <text:p text:style-name="P23"/>
      <text:h text:style-name="P19" text:outline-level="3">2.2.3 VybSlova_vysledky</text:h>
      <text:p text:style-name="P23"><text:s text:c="3"/>Tak isto ako ostatné tabuľky databázy obsahuje primárny kľúč id typu int, čas kedy bol test odovzdaný, výsledné hodnotenie testu, id cvičenia a id žiaka, ktorý cvičenie odovzdal.</text:p>
      <text:p text:style-name="P23"/>
      <text:h text:style-name="P19" text:outline-level="3">2.2.4 VybSlova_ziaci</text:h>
      <text:p text:style-name="P23"><text:s text:c="3"/>Pre každú položku, teda jedného žiaka, je v tabuľke uložené jeho id, ktoré je pre databázu primárny kľúč, prihlasovacie meno typu string, heslo a môže obsahovať id učiteľa, ku ktorému je žiak priradený.</text:p>
      <text:p text:style-name="P23"/>
      <text:h text:style-name="P19" text:outline-level="3">2.2.5 Vzťahy medzi tabuľkami</text:h>
      <text:p text:style-name="P23"><text:s text:c="3"/>Tabuľka žiaci sa viaže k tabuľke učitelia tak, že jeden žiak môže a nemusí byť priradený k učiteľovi a učiteľ môže mať ľubovoľný počet žiakov.</text:p>
      <text:p text:style-name="P23"><text:s text:c="2"/>Tabuľka výsledky je viazaná na tabuľku žiakov tak, že každý výsledok(riadok tabuľky výsledky) je priradený práve jednému žiakovi, ale žiak samotný môže mať ľubovoľný počet výsledkov.</text:p>
      <text:p text:style-name="P23"/>
      <text:h text:style-name="P12" text:outline-level="1">3. Analýza technológií</text:h>
      <text:h text:style-name="P14" text:outline-level="2">3.1 Node.js</text:h>
      <text:p text:style-name="P23"><text:s text:c="2"/>Node.js je open-source prostredie pre používanie serverových webových aplikácii založených na Javascripte. V systéme bude použité na tvorbu back-endu.</text:p>
      <text:p text:style-name="P23"/>
      <text:h text:style-name="Heading_20_2" text:outline-level="2"><text:span text:style-name="T1">3.2 </text:span><text:span text:style-name="T2">HyperText Markup Language (HTML)</text:span></text:h>
      <text:p text:style-name="Text_20_body"><text:span text:style-name="T2"><text:s text:c="3"/></text:span><text:span text:style-name="T4">HTML je značkový jazyk, ktorý slúži ako štandard na tvorbu webových stránok. V systéme bude použitý ako základ pre zobrazenie používateľského rozhrania.</text:span></text:p>
      <text:p text:style-name="P24"/>
      <text:h text:style-name="P15" text:outline-level="2">3.3 Javascript</text:h>
      <text:p text:style-name="Text_20_body"><text:span text:style-name="T3"><text:s text:c="3"/></text:span><text:span text:style-name="T4">Javascript je programovací jazyk využívaný pri tvorbe dynamického obsahu na webových stránkach. V kontexte systému bude slúžiť na tvorbu obsahu stránok a bude zabezpečovať reagovanie na vstup používateľa. Môže byť použitý buď priamo alebo cez framework.</text:span></text:p>
      <text:p text:style-name="P24"/>
      <text:h text:style-name="P15" text:outline-level="2">3.4 Kaskádové štýly CSS</text:h>
      <text:p text:style-name="P23"><text:s text:c="3"/>CSS slúži na upravenie výzoru grafického používateľského rozhrania stránky. V systéme bude použitý na tvorbu vzhľadu.</text:p>
      <text:h text:style-name="P14" text:outline-level="2">3.5 AngularJS</text:h>
      <text:p text:style-name="P23"><text:s text:c="2"/>Je to Javascriptový framework určený na zjednodušenie práce s Javascriptom a na tvorbu jednostránkových webových aplikácii.</text:p>
      <text:p text:style-name="P23"/>
      <text:h text:style-name="P14" text:outline-level="2">3.6 MongoDB</text:h>
      <text:p text:style-name="P23"><text:s text:c="2"/>Je to open-source databázový systém, ktorý dobre spolupracuje s AngularJS a Node.js. V systéme bude slúžiť na správu databázy.</text:p>
      <text:p text:style-name="P23"/>
      <text:h text:style-name="P14" text:outline-level="2">3.7 Web Audio API</text:h>
      <text:p text:style-name="P23"><text:s text:c="2"/>Slúži ako aplikačné rozhranie pre Javascript za účelom tvorby a spracovávania zvukov. V systéme bude slúžiť hlavne na prehrávanie zvukov ktoré zodpovedajú slovám (inak povedané ako sa to slovo číta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adornments="Normálne" style:font-pitch="variable" style:font-charset="x-symbol"/>
    <style:font-face style:name="Symbol" svg:font-family="Symbol" style:font-adornments="Normálne" style:font-family-generic="roman" style:font-pitch="variable" style:font-charset="x-symbol"/>
    <style:font-face style:name="Arial2" svg:font-family="Arial, Verdana, Helvetica"/>
    <style:font-face style:name="Mangal1" svg:font-family="Mangal"/>
    <style:font-face style:name="OpenSymbol" svg:font-family="OpenSymbol"/>
    <style:font-face style:name="Courier New1" svg:font-family="'Courier New'" style:font-adornments="Normálne" style:font-family-generic="modern" style:font-pitch="fixed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TML_20_Preformatted" style:display-name="HTML Preformatted" style:family="paragraph" style:parent-style-name="Standard" style:default-outline-level="">
      <style:paragraph-properties fo:orphans="2" fo:widows="2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letter-kerning="true" style:font-name-asian="Times New Roman1" style:font-size-asian="10pt" style:language-asian="sk" style:country-asian="SK" style:font-name-complex="Courier New2" style:font-size-complex="10pt" style:language-complex="ar" style:country-complex="SA" fo:hyphenate="true" fo:hyphenation-remain-char-count="2" fo:hyphenation-push-char-count="2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="100%" fo:margin-left="0cm" fo:margin-right="0cm" fo:text-align="center" style:justify-single-word="false" fo:text-indent="-0.76cm" style:auto-text-indent="false">
        <style:tab-stops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Title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Title" style:next-style-name="Text_20_body" style:default-outline-level="2" style:class="text">
      <style:paragraph-properties fo:margin="100%" fo:margin-left="0cm" fo:margin-right="0cm" fo:text-align="center" style:justify-single-word="false" fo:text-indent="-0.76cm" style:auto-text-indent="false" fo:background-color="transparent" style:shadow="none">
        <style:tab-stops/>
        <style:background-image/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Title" style:next-style-name="Text_20_body" style:default-outline-level="3" style:class="text">
      <style:paragraph-properties fo:margin="100%" fo:margin-left="0cm" fo:margin-right="0cm" fo:text-align="center" style:justify-single-word="false" fo:text-indent="-0.76cm" style:auto-text-indent="false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List_20_Paragraph" style:display-name="List Paragraph" style:family="paragraph" style:parent-style-name="Standard" style:default-outline-level="" style:list-style-name="">
      <style:paragraph-properties fo:margin="100%" fo:margin-left="1.27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="100%"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1" style:display-name="ListLabel 1" style:family="text">
      <style:text-properties style:font-name-complex="Courier New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112cm" fo:text-indent="-0.762cm" fo:margin-left="7.11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7.366cm" fo:text-indent="-1.016cm" fo:margin-left="7.36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7.874cm" fo:text-indent="-1.524cm" fo:margin-left="7.87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8.128cm" fo:text-indent="-1.778cm" fo:margin-left="8.12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8.382cm" fo:text-indent="-2.032cm" fo:margin-left="8.38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8.636cm" fo:text-indent="-2.286cm" fo:margin-left="8.63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9.144cm" fo:text-indent="-2.794cm" fo:margin-left="9.14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9.398cm" fo:text-indent="-3.048cm" fo:margin-left="9.398cm"/>
        </style:list-level-properties>
      </text:outline-level-style>
    </text:outline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249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519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789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059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329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59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86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139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40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1.249cm" fo:margin-left="2cm" fo:margin-right="2cm" style:writing-mode="lr-tb" style:layout-grid-color="#c0c0c0" style:layout-grid-lines="46" style:layout-grid-base-height="0.423cm" style:layout-grid-ruby-height="0.15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rián Pavčo</meta:initial-creator>
    <meta:creation-date>2015-10-17T22:30:44.33</meta:creation-date>
    <dc:date>2015-10-26T01:43:16.90</dc:date>
    <dc:creator>Adrián Pavčo</dc:creator>
    <meta:editing-duration>P1DT6H34M31S</meta:editing-duration>
    <meta:editing-cycles>32</meta:editing-cycles>
    <meta:generator>OpenOffice/4.0.1$Win32 OpenOffice.org_project/401m5$Build-9714</meta:generator>
    <meta:document-statistic meta:table-count="0" meta:image-count="2" meta:object-count="0" meta:page-count="8" meta:paragraph-count="92" meta:word-count="719" meta:character-count="5002"/>
  </office:meta>
</office:document-meta>
</file>